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26in" style:rel-column-width="10917*"/>
    </style:style>
    <style:style style:name="Table2.B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4in" style:rel-column-width="10930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ef182" officeooo:paragraph-rsid="006f1db8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9d031" officeooo:paragraph-rsid="006ef182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e2049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e2049" style:font-weight-asian="bold" style:font-weight-complex="bold"/>
    </style:style>
    <style:style style:name="P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ef182" officeooo:paragraph-rsid="006ef182" style:font-size-asian="12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ef182" officeooo:paragraph-rsid="006f1db8" style:font-size-asian="12pt" style:font-weight-asian="normal" style:font-size-complex="12pt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2c793" officeooo:paragraph-rsid="006ef182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9d031" officeooo:paragraph-rsid="006ef182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0e27b" officeooo:paragraph-rsid="006ef182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0e27b" officeooo:paragraph-rsid="0070371b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09e45" officeooo:paragraph-rsid="006ef182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09e45" officeooo:paragraph-rsid="0070371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09e45" officeooo:paragraph-rsid="0070371b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d5c53" officeooo:paragraph-rsid="006ef182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d5c53" officeooo:paragraph-rsid="0070371b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4c3f1" officeooo:paragraph-rsid="006ef182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64c3f1" officeooo:paragraph-rsid="0070371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a9f74" officeooo:paragraph-rsid="0070371b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6f1db8" officeooo:paragraph-rsid="006f1db8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6f1db8" officeooo:paragraph-rsid="006f1db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6bb7ea" officeooo:paragraph-rsid="0070371b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70371b" officeooo:paragraph-rsid="0070371b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9">
      <style:paragraph-properties fo:text-align="start" style:justify-single-word="false"/>
      <style:text-properties style:font-name="DejaVu Sans Condensed" fo:font-size="12pt" fo:font-style="normal" fo:font-weight="normal" officeooo:rsid="0070371b" officeooo:paragraph-rsid="0070371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6f1db8" officeooo:paragraph-rsid="006f1db8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6bb7ea" officeooo:paragraph-rsid="0070371b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paragraph-rsid="005e2049"/>
    </style:style>
    <style:style style:name="P27" style:family="paragraph" style:parent-style-name="Standard">
      <style:paragraph-properties fo:text-align="start" style:justify-single-word="false"/>
      <style:text-properties fo:font-weight="normal" officeooo:paragraph-rsid="005e2049" style:font-weight-asian="normal" style:font-weight-complex="normal"/>
    </style:style>
    <style:style style:name="T1" style:family="text">
      <style:text-properties style:font-name="DejaVu Sans Condensed" fo:font-size="12pt" fo:font-weight="bold" officeooo:rsid="0041ce9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3dda3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56807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9af84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4c3f1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6f1db8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70371b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officeooo:rsid="0070371b" style:font-size-asian="12pt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6ef182" style:font-weight-asian="bold" style:font-weight-complex="bold"/>
    </style:style>
    <style:style style:name="T12" style:family="text">
      <style:text-properties fo:font-weight="bold" officeooo:rsid="006d5c53" style:font-weight-asian="bold" style:font-weight-complex="bold"/>
    </style:style>
    <style:style style:name="T13" style:family="text">
      <style:text-properties fo:font-weight="bold" officeooo:rsid="006df555" style:font-weight-asian="bold" style:font-weight-complex="bold"/>
    </style:style>
    <style:style style:name="T14" style:family="text">
      <style:text-properties officeooo:rsid="0035db3e"/>
    </style:style>
    <style:style style:name="T15" style:family="text">
      <style:text-properties officeooo:rsid="0050e27b"/>
    </style:style>
    <style:style style:name="T16" style:family="text">
      <style:text-properties officeooo:rsid="006d5c53"/>
    </style:style>
    <style:style style:name="T17" style:family="text">
      <style:text-properties officeooo:rsid="006df555"/>
    </style:style>
    <style:style style:name="T18" style:family="text">
      <style:text-properties officeooo:rsid="006ef182"/>
    </style:style>
    <style:style style:name="T19" style:family="text">
      <style:text-properties officeooo:rsid="006f1db8"/>
    </style:style>
    <style:style style:name="T20" style:family="text">
      <style:text-properties officeooo:rsid="0062c793"/>
    </style:style>
    <style:style style:name="T21" style:family="text">
      <style:text-properties officeooo:rsid="0070371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 table:number-columns-repeated="4"/>
        <table:table-column table:style-name="Table2.F"/>
        <table:table-row>
          <table:table-cell table:style-name="Table2.A1" office:value-type="string">
            <text:p text:style-name="P3">1<text:span text:style-name="T14">xx</text:span> - Controls</text:p>
          </table:table-cell>
          <table:table-cell table:style-name="Table2.A1" office:value-type="string">
            <text:p text:style-name="P4">2xx - Ground</text:p>
          </table:table-cell>
          <table:table-cell table:style-name="Table2.C1" office:value-type="string">
            <text:p text:style-name="P4">3xx - Flight</text:p>
          </table:table-cell>
          <table:table-cell table:style-name="Table2.D1" office:value-type="string">
            <text:p text:style-name="P4">4xx - A2A</text:p>
          </table:table-cell>
          <table:table-cell table:style-name="Table2.A1" office:value-type="string">
            <text:p text:style-name="P4">5xx - A2G</text:p>
          </table:table-cell>
          <table:table-cell table:style-name="Table2.F1" office:value-type="string">
            <text:p text:style-name="P4">6xx - Misc</text:p>
          </table:table-cell>
        </table:table-row>
      </table:table>
      <text:p text:style-name="P26"><text:span text:style-name="T4">3</text:span><text:span text:style-name="T5">0</text:span><text:span text:style-name="T6">6</text:span><text:span text:style-name="T1"> </text:span><text:span text:style-name="T2">- </text:span><text:span text:style-name="T3">Flight - </text:span><text:span text:style-name="T6">Datalink</text:span><text:span text:style-name="T7"> (TNDL/Link16)</text:span><text:span text:style-name="T8"> for F-18</text:span></text:p>
      <text:p text:style-name="P27"><text:span text:style-name="T9"/></text:p>
      <text:p text:style-name="P24">General info</text:p>
      <text:list xml:id="list403926721" text:style-name="L4">
        <text:list-item>
          <text:p text:style-name="P5">Link16 datalink must be ON (D/L button 2x on UFC, then press and hold ON).</text:p>
        </text:list-item>
        <text:list-item>
          <text:p text:style-name="P7"><text:span text:style-name="T10">Team Members</text:span> <text:span text:style-name="T18">and </text:span><text:span text:style-name="T11">Donors</text:span><text:span text:style-name="T18"> </text:span>can be changed in flight.</text:p>
        </text:list-item>
        <text:list-item>
          <text:p text:style-name="P8"><text:span text:style-name="T10">Team Members</text:span> share <text:span text:style-name="T10">contacts</text:span> and <text:span text:style-name="T10">targets</text:span>, <text:span text:style-name="T10">Donors</text:span> share only <text:span text:style-name="T10">contacts</text:span>.</text:p>
        </text:list-item>
        <text:list-item>
          <text:p text:style-name="P6"><text:span text:style-name="T19">You </text:span>can have up to <text:span text:style-name="T10">4 Team Members</text:span> and up to <text:span text:style-name="T10">8 Donors</text:span><text:span text:style-name="T19">.</text:span></text:p>
        </text:list-item>
      </text:list>
      <text:p text:style-name="P20"/>
      <text:p text:style-name="P25">Sending targets/SPIs to Team Members</text:p>
      <text:list text:style-name="L8">
        <text:list-item>
          <text:p text:style-name="P22">On SA page, if TXDSG OSB is boxed (default), your current target is always shared to all Team Members.</text:p>
        </text:list-item>
      </text:list>
      <text:p text:style-name="P21"/>
      <text:p text:style-name="P25">Receiving target/SPI from Team Member and using it as your target</text:p>
      <text:list text:style-name="L9">
        <text:list-item>
          <text:p text:style-name="P23">On SA page, all Team Members' current targets are automatically shown <text:span text:style-name="T19">with dotted line to the Member who locked the target. <text:s/>They also shown in the HMS</text:span> with an icon.</text:p>
        </text:list-item>
        <text:list-item>
          <text:p text:style-name="P23">If you lock an air target that is also locked by a Team Member, the target designator diamond will have a caret ("<text:span text:style-name="T10">^</text:span>") over it, aka a "hat".</text:p>
        </text:list-item>
        <text:list-item>
          <text:p text:style-name="P23">To lock a Team Member's ground target, <text:span text:style-name="T19">manually slew the TPOD using the marker on the SA page or HMS, or visually designate on the icon with the HMS.</text:span></text:p>
        </text:list-item>
      </text:list>
      <text:p text:style-name="P21"/>
      <text:p text:style-name="P25">Changing Team Members</text:p>
      <text:list xml:id="list140550347830603" text:continue-list="list403926721" text:style-name="L4">
        <text:list-item>
          <text:p text:style-name="P10">On SA page, set SOI, then move cursor over a friendly plane<text:span text:style-name="T21">, or use STEP OSB to cycle through all contacts on SA page.</text:span></text:p>
        </text:list-item>
        <text:list-item>
          <text:p text:style-name="P10">The MEMBn or DONRn OSB will be boxed if the plane is a Member or Donor respectively. <text:s/>Press the<text:span text:style-name="T21"> respective</text:span> OSB to set or unset the selected plane. <text:s/>The n shows what number they are<text:span text:style-name="T18"> (if boxed)</text:span> or will be assigned to<text:span text:style-name="T18"> (if unboxed).</text:span></text:p>
        </text:list-item>
        <text:list-item>
          <text:p text:style-name="P12">On SA page, <text:span text:style-name="T15">Team Members are shown with a dot at 9 o'clock and a letter inside the circle. <text:s/>Donors are shown with a dot at 9 o'clock only (no letter).</text:span></text:p>
        </text:list-item>
      </text:list>
      <text:p text:style-name="P13"/>
      <text:p text:style-name="P25">Get your own STN (needed for other <text:span text:style-name="T21">non-F-18 </text:span>planes to add you as a Team Member)</text:p>
      <text:list xml:id="list140550249438109" text:continue-numbering="true" text:style-name="L4">
        <text:list-item>
          <text:p text:style-name="P15">Go to <text:span text:style-name="T10">TAC</text:span> menu page, then <text:span text:style-name="T10">TGT DATA</text:span> OSB, then <text:span text:style-name="T10">GROUP</text:span> OSB.</text:p>
        </text:list-item>
        <text:list-item>
          <text:p text:style-name="P15"><text:span text:style-name="T10">Ownship callsign</text:span> is shown in the <text:span text:style-name="T10">top row of the top box</text:span>, <text:span text:style-name="T10">VCS column</text:span>.</text:p>
        </text:list-item>
        <text:list-item>
          <text:p text:style-name="P17"><text:span text:style-name="T12">Ownship STN</text:span><text:span text:style-name="T16"> is shown in the </text:span><text:span text:style-name="T12">top row of the bottom box</text:span><text:span text:style-name="T16">, </text:span><text:span text:style-name="T13">TN</text:span><text:span text:style-name="T12"> column</text:span><text:span text:style-name="T16">.</text:span>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11-01T14:05:50.045000000</dc:date>
    <meta:editing-duration>PT22H11M26S</meta:editing-duration>
    <meta:editing-cycles>8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26" meta:word-count="369" meta:character-count="1822" meta:non-whitespace-character-count="1489"/>
  </office:meta>
</office:document-meta>
</file>